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076cm" svg:stroke-color="#ff3366" draw:fill="none" draw:fill-color="#ff3366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7" style:family="graphic" style:parent-style-name="objectwithoutfill">
      <style:graphic-properties svg:stroke-width="0.152cm" svg:stroke-color="#ffd320" draw:marker-start-width="0.427cm" draw:marker-end-width="0.427cm" draw:fill="none" draw:fill-color="#ff950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.712cm" fo:min-width="0cm" fo:padding-top="0.163cm" fo:padding-bottom="0.163cm" fo:padding-left="0.288cm" fo:padding-right="0.288cm"/>
    </style:style>
    <style:style style:name="gr9" style:family="graphic" style:parent-style-name="objectwithoutfill">
      <style:graphic-properties svg:stroke-width="0.076cm" svg:stroke-color="#ffd320" draw:marker-start-width="0.313cm" draw:marker-end-width="0.313cm" draw:fill="none" draw:fill-color="#ff950e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429cm" svg:x="1.635cm" svg:y="1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3.429cm" svg:x="13.06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2.143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2.27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2.143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65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2.265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94cm" svg:height="1.114cm" svg:x="12.43cm" svg:y="0.902cm">
          <draw:text-box>
            <text:p>Legend:</text:p>
          </draw:text-box>
        </draw:frame>
        <draw:custom-shape draw:style-name="gr1" draw:text-style-name="P1" draw:layer="layout" svg:width="0.857cm" svg:height="0.635cm" svg:x="13.065cm" svg:y="2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57cm" svg:height="0.635cm" svg:x="13.065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57cm" svg:height="0.635cm" svg:x="13.06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3.097cm" svg:y1="5.064cm" svg:x2="13.954cm" svg:y2="5.064cm">
          <text:p/>
        </draw:line>
        <draw:frame draw:style-name="gr6" draw:layer="layout" svg:width="1.878cm" svg:height="1.038cm" svg:x="13.795cm" svg:y="1.867cm">
          <draw:text-box>
            <text:p>Chip</text:p>
          </draw:text-box>
        </draw:frame>
        <draw:frame draw:style-name="gr6" draw:layer="layout" svg:width="1.95cm" svg:height="1.038cm" svg:x="13.822cm" svg:y="2.756cm">
          <draw:text-box>
            <text:p>Core</text:p>
          </draw:text-box>
        </draw:frame>
        <draw:frame draw:style-name="gr6" draw:layer="layout" svg:width="2.407cm" svg:height="1.038cm" svg:x="13.822cm" svg:y="3.645cm">
          <draw:text-box>
            <text:p>Cache</text:p>
          </draw:text-box>
        </draw:frame>
        <draw:frame draw:style-name="gr6" draw:layer="layout" svg:width="3.012cm" svg:height="1.038cm" svg:x="13.822cm" svg:y="4.556cm">
          <draw:text-box>
            <text:p>QPI Link</text:p>
          </draw:text-box>
        </draw:frame>
        <draw:custom-shape draw:style-name="gr2" draw:text-style-name="P1" draw:layer="layout" svg:width="2.667cm" svg:height="2.159cm" svg:x="13.192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09cm" svg:height="1.016cm" svg:x="13.311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413cm" svg:height="0.762cm" svg:x="13.313cm" svg:y="6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3.18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281cm" svg:height="1.038cm" svg:x="13.873cm" svg:y="7.731cm">
          <draw:text-box>
            <text:p>L2</text:p>
          </draw:text-box>
        </draw:frame>
        <draw:line draw:style-name="gr7" draw:text-style-name="P1" draw:layer="layout" svg:x1="13.065cm" svg:y1="9.445cm" svg:x2="15.986cm" svg:y2="9.445cm">
          <text:p/>
        </draw:line>
        <draw:frame draw:style-name="gr8" draw:layer="layout" svg:width="1.281cm" svg:height="1.038cm" svg:x="13.873cm" svg:y="8.979cm">
          <draw:text-box>
            <text:p>L3</text:p>
          </draw:text-box>
        </draw:frame>
        <draw:frame draw:style-name="gr6" draw:layer="layout" svg:width="1.281cm" svg:height="1.038cm" svg:x="13.879cm" svg:y="6.715cm">
          <draw:text-box>
            <text:p>L1</text:p>
          </draw:text-box>
        </draw:frame>
        <draw:custom-shape draw:style-name="gr2" draw:text-style-name="P1" draw:layer="layout" svg:width="0.767cm" svg:height="1.016cm" svg:x="3.032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5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3.154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916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38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4.038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4.805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92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4.927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032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59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3.159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921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48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4.048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4.81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93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4.937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857cm" svg:y1="4.81cm" svg:x2="3.857cm" svg:y2="6.08cm">
          <text:p/>
        </draw:line>
        <draw:line draw:style-name="gr5" draw:text-style-name="P1" draw:layer="layout" svg:x1="6.08cm" svg:y1="3.095cm" svg:x2="7.35cm" svg:y2="3.095cm">
          <text:p/>
        </draw:line>
        <draw:line draw:style-name="gr5" draw:text-style-name="P1" draw:layer="layout" svg:x1="6.08cm" svg:y1="7.794cm" svg:x2="7.35cm" svg:y2="7.794cm">
          <text:p/>
        </draw:line>
        <draw:custom-shape draw:style-name="gr3" draw:text-style-name="P1" draw:layer="layout" svg:width="0.762cm" svg:height="0.381cm" svg:x="2.143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4.81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4.81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1.762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5.699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" draw:layer="layout" svg:width="3.936cm" svg:height="0.507cm" svg:x="1.889cm" svg:y="2.841cm" svg:viewBox="0 0 3937 508" draw:points="1312,0 2625,0 3937,0 3937,508 2625,508 1312,508 0,508 0,0">
          <text:p/>
        </draw:polygon>
        <draw:line draw:style-name="gr7" draw:text-style-name="P1" draw:layer="layout" svg:x1="13.069cm" svg:y1="5.89cm" svg:x2="13.958cm" svg:y2="5.89cm">
          <text:p/>
        </draw:line>
        <draw:frame draw:style-name="gr6" draw:layer="layout" svg:width="3.148cm" svg:height="1.038cm" svg:x="13.827cm" svg:y="5.423cm">
          <draw:text-box>
            <text:p>Ring Bus</text:p>
          </draw:text-box>
        </draw:frame>
        <draw:custom-shape draw:style-name="gr3" draw:text-style-name="P1" draw:layer="layout" svg:width="0.857cm" svg:height="0.635cm" svg:x="13.066cm" svg:y="3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45cm" svg:height="3.429cm" svg:x="7.35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16cm" svg:x="7.858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985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7.985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858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7.858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98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7.98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8.747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86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8.869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9.631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9.753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9.753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10.52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0.642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10.642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8.747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874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8.87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9.636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9.76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9.763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10.525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0.652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10.652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9.572cm" svg:y1="4.81cm" svg:x2="9.572cm" svg:y2="6.08cm">
          <text:p/>
        </draw:line>
        <draw:custom-shape draw:style-name="gr3" draw:text-style-name="P1" draw:layer="layout" svg:width="0.762cm" svg:height="0.381cm" svg:x="7.858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9.63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9.636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0.525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0.525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747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747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7.477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11.414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" draw:layer="layout" svg:width="3.936cm" svg:height="0.507cm" svg:x="7.604cm" svg:y="2.841cm" svg:viewBox="0 0 3937 508" draw:points="1312,0 2625,0 3937,0 3937,508 2625,508 1312,508 0,508 0,0">
          <text:p/>
        </draw:polygon>
        <draw:custom-shape draw:style-name="gr1" draw:text-style-name="P1" draw:layer="layout" svg:width="4.445cm" svg:height="3.429cm" svg:x="1.63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16cm" svg:x="2.143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2.27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2.143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65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2.26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032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54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3.15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916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38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4.038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4.805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927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4.92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032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5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3.15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921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48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4.048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4.81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93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4.937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4.8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4.81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1.762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5.69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" draw:layer="layout" svg:width="3.936cm" svg:height="0.507cm" svg:x="1.889cm" svg:y="7.54cm" svg:viewBox="0 0 3937 508" draw:points="1312,0 2625,0 3937,0 3937,508 2625,508 1312,508 0,508 0,0">
          <text:p/>
        </draw:polygon>
        <draw:custom-shape draw:style-name="gr1" draw:text-style-name="P1" draw:layer="layout" svg:width="4.445cm" svg:height="3.429cm" svg:x="7.3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16cm" svg:x="7.858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9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7.985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858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7.858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98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7.98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8.747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869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8.869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9.631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9.753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9.753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10.52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0.642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10.642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8.747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87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8.874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9.636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9.76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9.763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10.525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0.652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10.65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858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9.636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9.636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0.52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0.525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747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74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7.47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889cm" svg:x="11.414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" draw:layer="layout" svg:width="3.936cm" svg:height="0.507cm" svg:x="7.604cm" svg:y="7.54cm" svg:viewBox="0 0 3937 508" draw:points="1312,0 2625,0 3937,0 3937,508 2625,508 1312,508 0,508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15:29:23</meta:creation-date>
    <dc:date>2013-06-15T11:41:22</dc:date>
    <meta:editing-duration>PT25M48S</meta:editing-duration>
    <meta:editing-cycles>16</meta:editing-cycles>
    <meta:generator>LibreOffice/4.0.2.2$Linux_X86_64 LibreOffice_project/400m0$Build-2</meta:generator>
    <meta:document-statistic meta:object-count="169"/>
  </office:meta>
</office:document-meta>
</file>